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0E00000007AA76E0AE1370B53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Garamond1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4" style:family="graphic" style:parent-style-name="standard">
      <style:graphic-properties draw:fill-color="#ffffff" draw:opacity="0%" draw:textarea-horizontal-align="justify" draw:textarea-vertical-align="middle" draw:auto-grow-height="false" fo:min-height="10.95cm" fo:min-width="10.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15cm" fo:min-width="6.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3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9" style:family="graphic" style:parent-style-name="standard">
      <style:graphic-properties draw:fill-color="#ffffff" draw:opacity="0%" draw:textarea-horizontal-align="justify" draw:textarea-vertical-align="middle" draw:auto-grow-height="false" fo:min-height="3.15cm" fo:min-width="8.9cm"/>
    </style:style>
    <style:style style:name="gr20" style:family="graphic" style:parent-style-name="standard">
      <style:graphic-properties draw:stroke="solid" svg:stroke-width="0.071cm" svg:stroke-color="#cc99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econdImpress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4" style:family="presentation" style:parent-style-name="secondImpress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5" style:family="presentation" style:parent-style-name="secondImpress-title">
      <style:graphic-properties draw:auto-grow-height="false" fo:min-height="3.181cm"/>
    </style:style>
    <style:style style:name="pr6" style:family="presentation" style:parent-style-name="secondImpress-outline1">
      <style:graphic-properties draw:auto-grow-height="false" fo:min-height="11.049cm"/>
    </style:style>
    <style:style style:name="pr7" style:family="presentation" style:parent-style-name="secondImpress-notes">
      <style:graphic-properties draw:fill-color="#ffffff" draw:auto-grow-height="true" fo:min-height="12.262cm"/>
    </style:style>
    <style:style style:name="pr8" style:family="presentation" style:parent-style-name="secondImpress-title">
      <style:graphic-properties fo:min-height="1.445cm"/>
    </style:style>
    <style:style style:name="pr9" style:family="presentation" style:parent-style-name="secondImpress-title">
      <style:graphic-properties fo:min-height="3.232cm"/>
    </style:style>
    <style:style style:name="pr10" style:family="presentation" style:parent-style-name="secondImpress-notes">
      <style:graphic-properties draw:fill-color="#ffffff" fo:min-height="12.262cm"/>
    </style:style>
    <style:style style:name="pr11" style:family="presentation" style:parent-style-name="secondImpress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 style:font-size-asian="50pt" style:font-size-complex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cm" fo:line-height="100%" fo:text-align="start" style:punctuation-wrap="simple" style:writing-mode="lr-tb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50pt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presentation:footer-decl presentation:name="ftr1">Salt &amp; Nonce</presentation:footer-decl>
      <draw:page draw:name="page1" draw:style-name="dp1" draw:master-page-name="secondImpress" presentation:presentation-page-layout-name="AL1T0" presentation:use-footer-name="ftr1">
        <draw:frame draw:name="Rectangle 2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Passwords</text:span></text:p>
          </draw:text-box>
        </draw:frame>
        <draw:frame draw:name="Subtitle 5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frame draw:name="Rectangle 7" presentation:style-name="pr3" draw:text-style-name="P5" draw:layer="layout" svg:width="7.972cm" svg:height="1.362cm" svg:x="10.425cm" svg:y="25.889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Storing Passwords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Hashed Passwords</text:p>
          </draw:text-box>
        </draw:frame>
        <draw:frame draw:name="Content Placeholder 2" presentation:style-name="pr6" draw:layer="layout" svg:width="22.859cm" svg:height="12.584cm" svg:x="1.541cm" svg:y="3.937cm" presentation:class="outline" presentation:user-transformed="true">
          <draw:text-box>
            <text:list text:style-name="L3">
              <text:list-item>
                <text:p>Obviously storing a username and password in plaintext is a security risk.</text:p>
              </text:list-item>
              <text:list-item>
                <text:p>If the database is accessed, an attacker can log on as any user.</text:p>
              </text:list-item>
              <text:list-item>
                <text:p>Instead we can hash the password.</text:p>
              </text:list-item>
              <text:list-item>
                <text:p>Passwords are checked by hashing supplied password and comparing with password database.</text:p>
              </text:list-item>
              <text:list-item>
                <text:p>Passwords can not now be acesses so that if lost the user sets the password. 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2" presentation:class="page"/>
          <draw:frame presentation:style-name="pr7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roblem with Hashed Passwords" draw:style-name="dp3" draw:master-page-name="secondImpress" presentation:presentation-page-layout-name="AL2T11" presentation:use-footer-name="ftr1">
        <draw:frame draw:name="Title 1" presentation:style-name="pr8" draw:layer="layout" svg:width="22.859cm" svg:height="1.445cm" svg:x="1.27cm" svg:y="1.632cm" presentation:class="title" presentation:user-transformed="true">
          <draw:text-box>
            <text:p>Dictionary Attacks</text:p>
          </draw:text-box>
        </draw:frame>
        <draw:frame draw:name="Content Placeholder 2" presentation:style-name="pr6" draw:layer="layout" svg:width="22.859cm" svg:height="10.6cm" svg:x="1.2cm" svg:y="4.6cm" presentation:class="outline" presentation:user-transformed="true">
          <draw:text-box>
            <text:list text:style-name="L3">
              <text:list-item>
                <text:p>Dictionary Attacks can be run against hashed passwords.</text:p>
              </text:list-item>
              <text:list-item>
                <text:p>All entries in a dictionary are hashed and these hashed values are compared with the hashed value stored in the password database. </text:p>
              </text:list-item>
              <text:list-item>
                <text:p>[This is called a rainbow table.]</text:p>
              </text:list-item>
            </text:list>
            <text:p/>
            <text:p/>
          </draw:text-box>
        </draw:frame>
        <presentation:notes draw:style-name="dp4">
          <draw:page-thumbnail draw:style-name="gr1" draw:layer="layout" svg:width="13.008cm" svg:height="10.218cm" svg:x="2.693cm" svg:y="2.07cm" draw:page-number="3" presentation:class="page"/>
          <draw:frame presentation:style-name="pr7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4" draw:style-name="dp3" draw:master-page-name="secondImpress" presentation:presentation-page-layout-name="AL2T11" presentation:use-footer-name="ftr1">
        <draw:frame presentation:style-name="pr9" draw:layer="layout" svg:width="23.223cm" svg:height="3.232cm" svg:x="1.27cm" svg:y="0.759cm" presentation:class="title">
          <draw:text-box>
            <text:p>Rainbow Table</text:p>
          </draw:text-box>
        </draw:frame>
        <draw:frame draw:style-name="gr2" draw:text-style-name="P8" draw:layer="layout" svg:width="3.601cm" svg:height="0.962cm" svg:x="2.799cm" svg:y="5.8cm">
          <draw:text-box>
            <text:p>Passwords</text:p>
          </draw:text-box>
        </draw:frame>
        <draw:frame draw:style-name="gr3" draw:text-style-name="P8" draw:layer="layout" svg:width="5.887cm" svg:height="1.162cm" svg:x="6.913cm" svg:y="5.838cm">
          <draw:text-box>
            <text:p>Hashed passwords</text:p>
          </draw:text-box>
        </draw:frame>
        <draw:custom-shape draw:style-name="gr4" draw:text-style-name="P9" draw:layer="layout" svg:width="10.6cm" svg:height="11.2cm" svg:x="2.4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7.2cm" svg:height="5.4cm" svg:x="16.6cm" svg:y="8.2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5.887cm" svg:height="1.162cm" svg:x="17.113cm" svg:y="8.8cm">
          <draw:text-box>
            <text:p>Hashed passwords</text:p>
          </draw:text-box>
        </draw:frame>
        <draw:frame draw:style-name="gr6" draw:text-style-name="P8" draw:layer="layout" svg:width="6.17cm" svg:height="0.962cm" svg:x="16.2cm" svg:y="6.8cm">
          <draw:text-box>
            <text:p>Password Database</text:p>
          </draw:text-box>
        </draw:frame>
        <draw:frame draw:style-name="gr7" draw:text-style-name="P8" draw:layer="layout" svg:width="4.638cm" svg:height="0.962cm" svg:x="2.2cm" svg:y="4.2cm">
          <draw:text-box>
            <text:p>Rainbow Table</text:p>
          </draw:text-box>
        </draw:frame>
        <draw:line draw:style-name="gr8" draw:text-style-name="P11" draw:layer="layout" svg:x1="6.838cm" svg:y1="5.2cm" svg:x2="6.8cm" svg:y2="16.4cm">
          <text:p/>
        </draw:line>
        <draw:line draw:style-name="gr9" draw:text-style-name="P12" draw:layer="layout" svg:x1="13cm" svg:y1="6.6cm" svg:x2="16.4cm" svg:y2="9.2cm">
          <text:p/>
        </draw:line>
        <draw:line draw:style-name="gr9" draw:text-style-name="P12" draw:layer="layout" svg:x1="13cm" svg:y1="8.4cm" svg:x2="15.8cm" svg:y2="9.2cm">
          <text:p/>
        </draw:line>
        <presentation:notes draw:style-name="dp4">
          <draw:page-thumbnail draw:style-name="gr1" draw:layer="layout" svg:width="13.008cm" svg:height="10.218cm" svg:x="2.693cm" svg:y="2.07cm" draw:page-number="4" presentation:class="page"/>
          <draw:frame presentation:style-name="pr10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alts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Salts</text:p>
          </draw:text-box>
        </draw:frame>
        <draw:frame draw:name="Content Placeholder 2" presentation:style-name="pr6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A random value (the salt) is concatenated to the password.</text:p>
              </text:list-item>
              <text:list-item>
                <text:p>The result is hashed.</text:p>
              </text:list-item>
              <text:list-item>
                <text:p>Both the hash value and the salt is stored in the password database. </text:p>
              </text:list-item>
              <text:list-item>
                <text:p><text:s/>In all three fields are stored, user name, salt and the "salted hash of the password". 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5" presentation:class="page"/>
          <draw:frame presentation:style-name="pr7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6" draw:style-name="dp3" draw:master-page-name="secondImpress" presentation:presentation-page-layout-name="AL2T11" presentation:use-footer-name="ftr1">
        <draw:frame presentation:style-name="pr9" draw:layer="layout" svg:width="23.223cm" svg:height="3.232cm" svg:x="1.27cm" svg:y="0.759cm" presentation:class="title">
          <draw:text-box>
            <text:p>Salted Hash - Login</text:p>
          </draw:text-box>
        </draw:frame>
        <draw:line draw:style-name="gr10" draw:text-style-name="P11" draw:layer="layout" svg:x1="3.8cm" svg:y1="5.8cm" svg:x2="10cm" svg:y2="5.8cm">
          <text:p/>
        </draw:line>
        <draw:frame draw:style-name="gr11" draw:text-style-name="P8" draw:layer="layout" svg:width="3.317cm" svg:height="0.962cm" svg:x="5.2cm" svg:y="4.717cm">
          <draw:text-box>
            <text:p>username</text:p>
          </draw:text-box>
        </draw:frame>
        <draw:frame draw:style-name="gr12" draw:text-style-name="P8" draw:layer="layout" svg:width="3.211cm" svg:height="0.962cm" svg:x="5.171cm" svg:y="5.783cm">
          <draw:text-box>
            <text:p>password</text:p>
          </draw:text-box>
        </draw:frame>
        <draw:frame draw:style-name="gr13" draw:text-style-name="P8" xml:id="id1" draw:id="id1" draw:layer="layout" svg:width="9.388cm" svg:height="0.962cm" svg:x="13.4cm" svg:y="10.6cm">
          <draw:text-box>
            <text:p>username <text:s/>- <text:s/>salt <text:s/>- <text:s/>salted hash</text:p>
          </draw:text-box>
        </draw:frame>
        <draw:connector draw:style-name="gr10" draw:text-style-name="P11" draw:layer="layout" svg:x1="8.967cm" svg:y1="5.174cm" svg:x2="13.4cm" svg:y2="11.081cm" draw:end-shape="id1" draw:end-glue-point="3" svg:d="M8967 5174h1967v5907h2466" svg:viewBox="0 0 4434 5908">
          <text:p/>
        </draw:connector>
        <draw:frame draw:style-name="gr14" draw:text-style-name="P8" draw:layer="layout" svg:width="5.993cm" svg:height="1.673cm" svg:x="14.2cm" svg:y="8.727cm">
          <draw:text-box>
            <text:p>password database</text:p>
            <text:p/>
          </draw:text-box>
        </draw:frame>
        <draw:frame draw:style-name="gr15" draw:text-style-name="P8" draw:layer="layout" svg:width="4.943cm" svg:height="1.673cm" svg:x="2.8cm" svg:y="10.4cm">
          <draw:text-box>
            <text:p>password - <text:s/>salt</text:p>
            <text:p/>
          </draw:text-box>
        </draw:frame>
        <draw:line draw:style-name="gr10" draw:text-style-name="P11" draw:layer="layout" svg:x1="5cm" svg:y1="11.6cm" svg:x2="5cm" svg:y2="13.4cm">
          <text:p/>
        </draw:line>
        <draw:frame draw:style-name="gr16" draw:text-style-name="P8" draw:layer="layout" svg:width="3.918cm" svg:height="0.962cm" svg:x="3.2cm" svg:y="14.4cm">
          <draw:text-box>
            <text:p>salted <text:s/>hash</text:p>
          </draw:text-box>
        </draw:frame>
        <draw:connector draw:style-name="gr17" draw:text-style-name="P11" draw:layer="layout" draw:type="line" svg:x1="7.761cm" svg:y1="14.846cm" svg:x2="20.843cm" svg:y2="11.907cm" svg:d="M7761 14846l13082-2939" svg:viewBox="0 0 13083 2940">
          <text:p/>
        </draw:connector>
        <draw:frame draw:style-name="gr18" draw:text-style-name="P8" draw:layer="layout" svg:width="2.157cm" svg:height="0.962cm" svg:x="12.043cm" svg:y="14.038cm">
          <draw:text-box>
            <text:p>check</text:p>
          </draw:text-box>
        </draw:frame>
        <draw:custom-shape draw:style-name="gr19" draw:text-style-name="P9" draw:layer="layout" svg:width="9.4cm" svg:height="3.4cm" svg:x="13.4cm" svg:y="10.4cm">
          <text:p/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4cm" svg:y1="6.745cm" svg:x2="4.2cm" svg:y2="10.4cm">
          <text:p/>
        </draw:line>
        <draw:connector draw:style-name="gr10" draw:text-style-name="P11" draw:layer="layout" svg:x1="17.757cm" svg:y1="11.907cm" svg:x2="7.144cm" svg:y2="11.907cm" svg:d="M17757 11907h-10613" svg:viewBox="0 0 10614 1">
          <text:p/>
        </draw:connector>
        <presentation:notes draw:style-name="dp4">
          <draw:page-thumbnail draw:style-name="gr1" draw:layer="layout" svg:width="13.008cm" svg:height="10.218cm" svg:x="2.693cm" svg:y="2.07cm" draw:page-number="6" presentation:class="page"/>
          <draw:frame presentation:style-name="pr10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alted Hash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Salted Hash</text:p>
          </draw:text-box>
        </draw:frame>
        <draw:frame draw:name="Content Placeholder 2" presentation:style-name="pr6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What is the advantage?</text:p>
              </text:list-item>
              <text:list-item>
                <text:p>To run a dictionary attack against the password database, the entire dictionary must be rehashed for every password. </text:p>
              </text:list-item>
              <text:list-item>
                <text:p>Alternatively an attacker can pre-compute tables for each possible salt value. </text:p>
              </text:list-item>
              <text:list-item>
                <text:p>Even for 12 bit salts (old versions of Unix), 4096 tables need to be generated. 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7" presentation:class="page"/>
          <draw:frame presentation:style-name="pr7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Key Stretching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Key Stretching</text:p>
          </draw:text-box>
        </draw:frame>
        <draw:frame draw:name="Content Placeholder 2" presentation:style-name="pr6" draw:layer="layout" svg:width="22.938cm" svg:height="5.123cm" svg:x="1.27cm" svg:y="11.906cm" presentation:class="outline" presentation:user-transformed="true">
          <draw:text-box>
            <text:list text:style-name="L3">
              <text:list-item>
                <text:p>The overhead is manageable for a login.</text:p>
              </text:list-item>
              <text:list-item>
                <text:p>A problem when running a dictionary attack.</text:p>
              </text:list-item>
            </text:list>
          </draw:text-box>
        </draw:frame>
        <draw:custom-shape draw:name="TextBox 5" draw:style-name="gr20" draw:text-style-name="P14" draw:layer="layout" svg:width="16.866cm" svg:height="4.315cm" svg:x="2.58cm" svg:y="5.358cm">
          <text:p text:style-name="P13"><text:span text:style-name="T3">key = </text:span><text:span text:style-name="T3">hash(p</text:span><text:span text:style-name="T3">asswo</text:span><text:span text:style-name="T3">rd + </text:span><text:span text:style-name="T3">salt) </text:span></text:p>
          <text:p text:style-name="P13"><text:span text:style-name="T4">for</text:span><text:span text:style-name="T3"> 1 </text:span><text:span text:style-name="T4">to</text:span><text:span text:style-name="T3"> </text:span><text:span text:style-name="T3">65536 </text:span><text:span text:style-name="T3">{</text:span></text:p>
          <text:p text:style-name="P13"><text:span text:style-name="T3"><text:s text:c="6"/></text:span><text:span text:style-name="T3">key = </text:span><text:span text:style-name="T3">hash(k</text:span><text:span text:style-name="T3">ey + </text:span><text:span text:style-name="T3">passw</text:span><text:span text:style-name="T3">ord + </text:span><text:span text:style-name="T3">salt)</text:span></text:p>
          <text:p text:style-name="P13"><text:span text:style-name="T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008cm" svg:height="10.218cm" svg:x="2.693cm" svg:y="2.07cm" draw:page-number="8" presentation:class="page"/>
          <draw:frame presentation:style-name="pr7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9" draw:style-name="dp3" draw:master-page-name="secondImpress" presentation:presentation-page-layout-name="AL1T0" presentation:use-footer-name="ftr1">
        <draw:frame draw:name="Title 5" presentation:style-name="pr11" draw:text-style-name="P15" draw:layer="layout" svg:width="21.174cm" svg:height="4.867cm" svg:x="2.54cm" svg:y="4.233cm" presentation:class="title" presentation:user-transformed="true">
          <draw:text-box>
            <text:p text:style-name="P1"><text:span text:style-name="T1">Nonce</text:span></text:p>
          </draw:text-box>
        </draw:frame>
        <draw:frame draw:name="Subtitle 6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4">
          <draw:page-thumbnail draw:style-name="gr1" draw:layer="layout" svg:width="13.008cm" svg:height="10.218cm" svg:x="2.693cm" svg:y="2.07cm" draw:page-number="9" presentation:class="page"/>
          <draw:frame presentation:style-name="pr7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Nonce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Nonce</text:p>
          </draw:text-box>
        </draw:frame>
        <draw:frame draw:name="Content Placeholder 2" presentation:style-name="pr6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Number used once.</text:p>
                <text:list>
                  <text:list-item>
                    <text:p>input to block cipher algorithm (initialization vector)</text:p>
                  </text:list-item>
                  <text:list-item>
                    <text:p>prevention of replay attacks </text:p>
                  </text:list-item>
                </text:list>
              </text:list-item>
            </text:list>
            <text:p/>
          </draw:text-box>
        </draw:frame>
        <presentation:notes draw:style-name="dp4">
          <draw:page-thumbnail draw:style-name="gr1" draw:layer="layout" svg:width="13.008cm" svg:height="10.218cm" svg:x="2.693cm" svg:y="2.07cm" draw:page-number="10" presentation:class="page"/>
          <draw:frame presentation:style-name="pr7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Nonce - Prevention of replay attacks &#10;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Nonce - Prevention of replay attacks </text:p>
          </draw:text-box>
        </draw:frame>
        <draw:frame draw:name="Content Placeholder 2" presentation:style-name="pr6" draw:layer="layout" svg:width="22.859cm" svg:height="12.584cm" svg:x="1.27cm" svg:y="5.216cm" presentation:class="outline" presentation:user-transformed="true">
          <draw:text-box>
            <text:list text:style-name="L3">
              <text:list-item>
                <text:p>Suppose a request is signed to that it can be</text:p>
                <text:list>
                  <text:list-item>
                    <text:p>authenticated</text:p>
                  </text:list-item>
                  <text:list-item>
                    <text:p>integrity checked</text:p>
                  </text:list-item>
                </text:list>
              </text:list-item>
              <text:list-item>
                <text:p>The only attack is a replay attack. </text:p>
              </text:list-item>
              <text:list-item>
                <text:p>If the request includes a nonce, then this makes a replay attack impossible.</text:p>
              </text:list-item>
            </text:list>
            <text:p/>
          </draw:text-box>
        </draw:frame>
        <presentation:notes draw:style-name="dp4">
          <draw:page-thumbnail draw:style-name="gr1" draw:layer="layout" svg:width="13.008cm" svg:height="10.218cm" svg:x="2.693cm" svg:y="2.07cm" draw:page-number="11" presentation:class="page"/>
          <draw:frame presentation:style-name="pr7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Nonce - Prevention of replay attacks &#10;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Nonce - Prevention of replay attacks </text:p>
          </draw:text-box>
        </draw:frame>
        <draw:frame draw:name="Content Placeholder 2" presentation:style-name="pr6" draw:layer="layout" svg:width="22.859cm" svg:height="12.584cm" svg:x="1.141cm" svg:y="5.416cm" presentation:class="outline" presentation:user-transformed="true">
          <draw:text-box>
            <text:list text:style-name="L3">
              <text:list-item>
                <text:p>Using a nonce like this requires the server to keep track of all previous nonces.</text:p>
              </text:list-item>
              <text:list-item>
                <text:p>But this works as the attacker can't change the nonce as the message is signed. 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2" presentation:class="page"/>
          <draw:frame presentation:style-name="pr7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Nonce + Timestamp&#10;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Nonce + Timestamp</text:p>
          </draw:text-box>
        </draw:frame>
        <draw:frame draw:name="Content Placeholder 2" presentation:style-name="pr6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In practise a nonce can be used with a timestamp with granularity of 1 second say. </text:p>
              </text:list-item>
              <text:list-item>
                <text:p>It is then only necessary to make the nonce unique for a second.</text:p>
              </text:list-item>
              <text:list-item>
                <text:p>The combination of nonce and timestamp is now unique. </text:p>
              </text:list-item>
              <text:list-item>
                <text:p>[Used in OAuth]</text:p>
              </text:list-item>
            </text:list>
            <text:p/>
          </draw:text-box>
        </draw:frame>
        <presentation:notes draw:style-name="dp4">
          <draw:page-thumbnail draw:style-name="gr1" draw:layer="layout" svg:width="13.008cm" svg:height="10.218cm" svg:x="2.693cm" svg:y="2.07cm" draw:page-number="13" presentation:class="page"/>
          <draw:frame presentation:style-name="pr7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Garamond1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alt &amp; Nonce</dc:title>
    <meta:initial-creator>Paul Jacob</meta:initial-creator>
    <dc:creator>Paul Jacob</dc:creator>
    <meta:editing-cycles>63</meta:editing-cycles>
    <meta:print-date>2000-10-03T11:11:38</meta:print-date>
    <meta:creation-date>2000-05-11T18:21:41</meta:creation-date>
    <dc:date>2019-03-14T18:07:59.767758474</dc:date>
    <meta:editing-duration>PT1H19M22S</meta:editing-duration>
    <meta:generator>LibreOffice/6.0.7.3$Linux_X86_64 LibreOffice_project/00m0$Build-3</meta:generator>
    <meta:document-statistic meta:object-count="97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paul" xlink:href=""/>
  </office:meta>
</office:document-meta>
</file>